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514in" fo:margin-left="0.0035in" fo:margin-top="0in" fo:margin-bottom="0in" table:align="left" style:writing-mode="lr-tb"/>
    </style:style>
    <style:style style:name="Table1.A" style:family="table-column">
      <style:table-column-properties style:column-width="1.12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3.7507in"/>
    </style:style>
    <style:style style:name="Table1.D" style:family="table-column">
      <style:table-column-properties style:column-width="1.2042in"/>
    </style:style>
    <style:style style:name="Table1.1" style:family="table-row">
      <style:table-row-properties style:min-row-height="0.227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4639in" fo:keep-together="auto"/>
    </style:style>
    <style:style style:name="Table2" style:family="table">
      <style:table-properties style:width="6.7007in" fo:margin-left="0.4035in" fo:margin-top="0in" fo:margin-bottom="0in" table:align="left" style:writing-mode="lr-tb"/>
    </style:style>
    <style:style style:name="Table2.A" style:family="table-column">
      <style:table-column-properties style:column-width="0.5868in"/>
    </style:style>
    <style:style style:name="Table2.B" style:family="table-column">
      <style:table-column-properties style:column-width="3.8799in"/>
    </style:style>
    <style:style style:name="Table2.C" style:family="table-column">
      <style:table-column-properties style:column-width="2.234in"/>
    </style:style>
    <style:style style:name="Table2.1" style:family="table-row">
      <style:table-row-properties style:min-row-height="0.3021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91in" fo:keep-together="auto"/>
    </style:style>
    <style:style style:name="P1" style:family="paragraph" style:parent-style-name="Contents_20_1">
      <style:paragraph-properties>
        <style:tab-stops>
          <style:tab-stop style:position="0.3335in"/>
          <style:tab-stop style:position="6.9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0.6665in"/>
          <style:tab-stop style:position="6.9929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in"/>
          <style:tab-stop style:position="6.992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margin-left="0in" fo:margin-right="0in" fo:text-indent="0in" style:auto-text-indent="false" fo:break-before="pag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/>
    <style:style style:name="P10" style:family="paragraph" style:parent-style-name="Heading_20_2"/>
    <style:style style:name="P11" style:family="paragraph" style:parent-style-name="Heading_20_3">
      <style:text-properties officeooo:paragraph-rsid="000a044a"/>
    </style:style>
    <style:style style:name="P12" style:family="paragraph" style:parent-style-name="Heading_20_3">
      <style:paragraph-properties fo:line-height="100%" fo:text-align="start" style:justify-single-word="false"/>
    </style:style>
    <style:style style:name="P13" style:family="paragraph" style:parent-style-name="List_20_Paragraph"/>
    <style:style style:name="P14" style:family="paragraph" style:parent-style-name="List_20_Paragraph">
      <style:paragraph-properties fo:margin-left="0.75in" fo:margin-right="0in" fo:text-indent="-0.25in" style:auto-text-indent="false"/>
      <style:text-properties officeooo:paragraph-rsid="0009a215"/>
    </style:style>
    <style:style style:name="P15" style:family="paragraph" style:parent-style-name="List_20_Paragraph">
      <style:paragraph-properties fo:margin-left="0.75in" fo:margin-right="0in" fo:margin-top="0in" fo:margin-bottom="0.111in" style:contextual-spacing="true" fo:text-indent="-0.25in" style:auto-text-indent="false"/>
      <style:text-properties officeooo:rsid="0009a215" officeooo:paragraph-rsid="0009a215"/>
    </style:style>
    <style:style style:name="P16" style:family="paragraph" style:parent-style-name="List_20_Paragraph">
      <style:paragraph-properties fo:margin-left="0.75in" fo:margin-right="0in" fo:margin-top="0in" fo:margin-bottom="0.111in" style:contextual-spacing="true" fo:text-indent="-0.25in" style:auto-text-indent="false"/>
      <style:text-properties officeooo:rsid="0009a215" officeooo:paragraph-rsid="000a044a"/>
    </style:style>
    <style:style style:name="P17" style:family="paragraph" style:parent-style-name="List_20_Paragraph">
      <style:paragraph-properties fo:margin-left="0.75in" fo:margin-right="0in" fo:margin-top="0in" fo:margin-bottom="0.111in" style:contextual-spacing="true" fo:text-indent="-0.25in" style:auto-text-indent="false"/>
      <style:text-properties officeooo:rsid="000a044a" officeooo:paragraph-rsid="000a044a"/>
    </style:style>
    <style:style style:name="P18" style:family="paragraph" style:parent-style-name="List_20_Paragraph">
      <style:paragraph-properties fo:margin-left="0.5in" fo:margin-right="0in" fo:text-indent="0in" style:auto-text-indent="false"/>
      <style:text-properties officeooo:rsid="000a044a" officeooo:paragraph-rsid="000a044a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0a044a" officeooo:paragraph-rsid="000a044a"/>
    </style:style>
    <style:style style:name="P20" style:family="paragraph" style:parent-style-name="Standard">
      <style:text-properties fo:font-size="18pt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margin-left="0in" fo:margin-right="0in" fo:line-height="115%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2pt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Aptos" fo:font-size="12pt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28" style:family="paragraph" style:parent-style-name="Standard">
      <style:paragraph-properties>
        <style:tab-stops>
          <style:tab-stop style:position="2.9563in"/>
        </style:tab-stops>
      </style:paragraph-properties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2pt" style:letter-kerning="true" style:font-size-asian="12pt" style:language-asian="en" style:country-asian="US" style:font-name-complex="F" style:font-size-complex="12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2pt" style:letter-kerning="true" style:font-size-asian="12pt" style:language-asian="en" style:country-asian="US" style:font-name-complex="F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2pt" officeooo:rsid="000955b7" officeooo:paragraph-rsid="000955b7" style:letter-kerning="true" style:font-size-asian="12pt" style:language-asian="en" style:country-asian="US" style:font-name-complex="F" style:font-size-complex="12pt" style:language-complex="ar" style:country-complex="SA"/>
    </style:style>
    <style:style style:name="P32" style:family="paragraph" style:parent-style-name="Standard">
      <style:paragraph-properties>
        <style:tab-stops>
          <style:tab-stop style:position="1.3307in"/>
        </style:tab-stops>
      </style:paragraph-properties>
    </style:style>
    <style:style style:name="P33" style:family="paragraph" style:parent-style-name="Standard">
      <style:paragraph-properties>
        <style:tab-stops>
          <style:tab-stop style:position="1.3307in"/>
        </style:tab-stops>
      </style:paragraph-properties>
    </style:style>
    <style:style style:name="P34" style:family="paragraph" style:parent-style-name="Standard">
      <style:paragraph-properties fo:margin-left="0in" fo:margin-right="0in" fo:text-indent="0in" style:auto-text-indent="false"/>
    </style:style>
    <style:style style:name="P35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  <style:text-properties officeooo:rsid="000a9a47" officeooo:paragraph-rsid="000a9a47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rsid="000a9a47" officeooo:paragraph-rsid="000a9a47"/>
    </style:style>
    <style:style style:name="P37" style:family="paragraph" style:parent-style-name="Standard">
      <style:text-properties officeooo:rsid="000b5107" officeooo:paragraph-rsid="000b5107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-asian="Aptos1"/>
    </style:style>
    <style:style style:name="T4" style:family="text">
      <style:text-properties style:font-name="Aptos" style:font-name-asian="Aptos1"/>
    </style:style>
    <style:style style:name="T5" style:family="text">
      <style:text-properties style:rfc-language-tag="sr-Latn-RS" fo:language="sr" fo:script="Latn" fo:country="RS"/>
    </style:style>
    <style:style style:name="T6" style:family="text">
      <style:text-properties fo:language="en" fo:country="US" style:font-name-asian="F"/>
    </style:style>
    <style:style style:name="T7" style:family="text">
      <style:text-properties text:display="tru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955b7"/>
    </style:style>
    <style:style style:name="T10" style:family="text">
      <style:text-properties officeooo:rsid="0009a215"/>
    </style:style>
    <style:style style:name="T11" style:family="text">
      <style:text-properties officeooo:rsid="000a044a"/>
    </style:style>
    <style:style style:name="T12" style:family="text">
      <style:text-properties officeooo:rsid="000a9a4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0299in" fo:text-indent="-0.25in" fo:margin-left="3.0299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799in" fo:text-indent="-0.25in" fo:margin-left="3.2799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3"><text:span text:style-name="T1">Elektrotehnički fakultet u Beogradu</text:span></text:p>
      <text:p text:style-name="P23"><text:span text:style-name="T1">SI3PSI Principi Softverskog Inženjerstva</text:span></text:p>
      <text:p text:style-name="P21"/>
      <text:p text:style-name="P23"><text:span text:style-name="T1">Projekat Elektronski Dnevnik</text:span></text:p>
      <text:p text:style-name="P21"/>
      <text:p text:style-name="P22"/>
      <text:p text:style-name="P23"><text:span text:style-name="T2">Specifikacija scenarija upotrebe funkcionalnosti</text:span></text:p>
      <text:p text:style-name="P23"><text:span text:style-name="T2">registracija korisnika</text:span></text:p>
      <text:p text:style-name="P21"/>
      <text:p text:style-name="P23"><text:span text:style-name="T1">Verzija 1.0</text:span></text:p>
      <text:p text:style-name="P20"/>
      <text:p text:style-name="P24"/>
      <text:p text:style-name="P23"><text:tab/>Istorija izmen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9"><text:span text:style-name="T3">Datum</text:span></text:p>
          </table:table-cell>
          <table:table-cell table:style-name="Table1.A1" office:value-type="string">
            <text:p text:style-name="P29"><text:span text:style-name="T3">Verzija</text:span></text:p>
          </table:table-cell>
          <table:table-cell table:style-name="Table1.A1" office:value-type="string">
            <text:p text:style-name="P29"><text:span text:style-name="T3">Kratak opis</text:span></text:p>
          </table:table-cell>
          <table:table-cell table:style-name="Table1.A1" office:value-type="string">
            <text:p text:style-name="P29"><text:span text:style-name="T3">Autor</text:span></text:p>
          </table:table-cell>
        </table:table-row>
        <table:table-row table:style-name="Table1.2">
          <table:table-cell table:style-name="Table1.A1" office:value-type="string">
            <text:p text:style-name="P29"><text:span text:style-name="T3">15.4.2026.</text:span></text:p>
          </table:table-cell>
          <table:table-cell table:style-name="Table1.A1" office:value-type="string">
            <text:p text:style-name="P29"><text:span text:style-name="T3">1.0</text:span></text:p>
          </table:table-cell>
          <table:table-cell table:style-name="Table1.A1" office:value-type="string">
            <text:p text:style-name="P30"><text:span text:style-name="T3">Inicijalna verzija</text:span></text:p>
          </table:table-cell>
          <table:table-cell table:style-name="Table1.A1" office:value-type="string">
            <text:p text:style-name="P31"><text:span text:style-name="T4">Vuk Dolijanović</text:span>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</table:table>
      <text:p text:style-name="P28"/>
      <text:p text:style-name="Standard"/>
      <text:p text:style-name="Standard"/>
      <text:p text:style-name="Standard"/>
      <text:p text:style-name="Standard"/>
      <text:p text:style-name="P32"><text:tab/></text:p>
      <text:p text:style-name="P25"/>
      <text:table-of-content text:style-name="Sect1" text:protected="true" text:name="Table of Contents1">
        <text:table-of-content-source text:outline-level="3" text:use-index-marks="false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"><text:span text:style-name="T5">Sadržaj</text:span></text:p>
          </text:index-title>
          <text:p text:style-name="P1"><text:a xlink:type="simple" xlink:href="#_Toc227175560" text:style-name="Index_20_Link" text:visited-style-name="Index_20_Link">1.</text:a><text:a xlink:type="simple" xlink:href="#_Toc227175560" text:style-name="Index_20_Link" text:visited-style-name="Index_20_Link"><text:span text:style-name="T6"><text:tab/></text:span></text:a><text:a xlink:type="simple" xlink:href="#_Toc227175560" text:style-name="Index_20_Link" text:visited-style-name="Index_20_Link">Uvod</text:a><text:a xlink:type="simple" xlink:href="#_Toc227175560" text:style-name="Index_20_Link" text:visited-style-name="Index_20_Link"><text:span text:style-name="T7"><text:tab/>4</text:span></text:a></text:p>
          <text:p text:style-name="P2"><text:a xlink:type="simple" xlink:href="#_Toc227175561" text:style-name="Index_20_Link" text:visited-style-name="Index_20_Link">1.1</text:a><text:a xlink:type="simple" xlink:href="#_Toc227175561" text:style-name="Index_20_Link" text:visited-style-name="Index_20_Link"><text:span text:style-name="T6"><text:tab/></text:span></text:a><text:a xlink:type="simple" xlink:href="#_Toc227175561" text:style-name="Index_20_Link" text:visited-style-name="Index_20_Link">Rezime</text:a><text:a xlink:type="simple" xlink:href="#_Toc227175561" text:style-name="Index_20_Link" text:visited-style-name="Index_20_Link"><text:span text:style-name="T7"><text:tab/>4</text:span></text:a></text:p>
          <text:p text:style-name="P2"><text:a xlink:type="simple" xlink:href="#_Toc227175562" text:style-name="Index_20_Link" text:visited-style-name="Index_20_Link">1.2</text:a><text:a xlink:type="simple" xlink:href="#_Toc227175562" text:style-name="Index_20_Link" text:visited-style-name="Index_20_Link"><text:span text:style-name="T6"><text:tab/></text:span></text:a><text:a xlink:type="simple" xlink:href="#_Toc227175562" text:style-name="Index_20_Link" text:visited-style-name="Index_20_Link">Namena dokumenta i ciljne grupe</text:a><text:a xlink:type="simple" xlink:href="#_Toc227175562" text:style-name="Index_20_Link" text:visited-style-name="Index_20_Link"><text:span text:style-name="T7"><text:tab/>4</text:span></text:a></text:p>
          <text:p text:style-name="P2"><text:a xlink:type="simple" xlink:href="#_Toc227175563" text:style-name="Index_20_Link" text:visited-style-name="Index_20_Link">1.3</text:a><text:a xlink:type="simple" xlink:href="#_Toc227175563" text:style-name="Index_20_Link" text:visited-style-name="Index_20_Link"><text:span text:style-name="T6"><text:tab/></text:span></text:a><text:a xlink:type="simple" xlink:href="#_Toc227175563" text:style-name="Index_20_Link" text:visited-style-name="Index_20_Link">Reference</text:a><text:a xlink:type="simple" xlink:href="#_Toc227175563" text:style-name="Index_20_Link" text:visited-style-name="Index_20_Link"><text:span text:style-name="T7"><text:tab/>4</text:span></text:a></text:p>
          <text:p text:style-name="P2"><text:a xlink:type="simple" xlink:href="#_Toc227175564" text:style-name="Index_20_Link" text:visited-style-name="Index_20_Link">1.4</text:a><text:a xlink:type="simple" xlink:href="#_Toc227175564" text:style-name="Index_20_Link" text:visited-style-name="Index_20_Link"><text:span text:style-name="T6"><text:tab/></text:span></text:a><text:a xlink:type="simple" xlink:href="#_Toc227175564" text:style-name="Index_20_Link" text:visited-style-name="Index_20_Link">Otvorena pitanja</text:a><text:a xlink:type="simple" xlink:href="#_Toc227175564" text:style-name="Index_20_Link" text:visited-style-name="Index_20_Link"><text:span text:style-name="T7"><text:tab/>4</text:span></text:a></text:p>
          <text:p text:style-name="P1"><text:a xlink:type="simple" xlink:href="#_Toc227175565" text:style-name="Index_20_Link" text:visited-style-name="Index_20_Link">2.</text:a><text:a xlink:type="simple" xlink:href="#_Toc227175565" text:style-name="Index_20_Link" text:visited-style-name="Index_20_Link"><text:span text:style-name="T6"><text:tab/></text:span></text:a><text:a xlink:type="simple" xlink:href="#_Toc227175565" text:style-name="Index_20_Link" text:visited-style-name="Index_20_Link">Scenario registracije korisnika</text:a><text:a xlink:type="simple" xlink:href="#_Toc227175565" text:style-name="Index_20_Link" text:visited-style-name="Index_20_Link"><text:span text:style-name="T7"><text:tab/>4</text:span></text:a></text:p>
          <text:p text:style-name="P2"><text:a xlink:type="simple" xlink:href="#_Toc227175566" text:style-name="Index_20_Link" text:visited-style-name="Index_20_Link">2.1</text:a><text:a xlink:type="simple" xlink:href="#_Toc227175566" text:style-name="Index_20_Link" text:visited-style-name="Index_20_Link"><text:span text:style-name="T6"><text:tab/></text:span></text:a><text:a xlink:type="simple" xlink:href="#_Toc227175566" text:style-name="Index_20_Link" text:visited-style-name="Index_20_Link">Kratak opis</text:a><text:a xlink:type="simple" xlink:href="#_Toc227175566" text:style-name="Index_20_Link" text:visited-style-name="Index_20_Link"><text:span text:style-name="T7"><text:tab/>4</text:span></text:a></text:p>
          <text:p text:style-name="P2"><text:a xlink:type="simple" xlink:href="#_Toc227175567" text:style-name="Index_20_Link" text:visited-style-name="Index_20_Link">2.2</text:a><text:a xlink:type="simple" xlink:href="#_Toc227175567" text:style-name="Index_20_Link" text:visited-style-name="Index_20_Link"><text:span text:style-name="T6"><text:tab/></text:span></text:a><text:a xlink:type="simple" xlink:href="#_Toc227175567" text:style-name="Index_20_Link" text:visited-style-name="Index_20_Link">Tok događaja</text:a><text:a xlink:type="simple" xlink:href="#_Toc227175567" text:style-name="Index_20_Link" text:visited-style-name="Index_20_Link"><text:span text:style-name="T7"><text:tab/>4</text:span></text:a></text:p>
          <text:p text:style-name="P3"><text:a xlink:type="simple" xlink:href="#_Toc227175568" text:style-name="Index_20_Link" text:visited-style-name="Index_20_Link">2.2.1</text:a><text:a xlink:type="simple" xlink:href="#_Toc227175568" text:style-name="Index_20_Link" text:visited-style-name="Index_20_Link"><text:span text:style-name="T6"><text:tab/></text:span></text:a><text:a xlink:type="simple" xlink:href="#_Toc227175568" text:style-name="Index_20_Link" text:visited-style-name="Index_20_Link">Uspešna registracija korisnika</text:a><text:a xlink:type="simple" xlink:href="#_Toc227175568" text:style-name="Index_20_Link" text:visited-style-name="Index_20_Link"><text:span text:style-name="T7"><text:tab/>4</text:span></text:a></text:p>
          <text:p text:style-name="P3"><text:a xlink:type="simple" xlink:href="#_Toc227175569" text:style-name="Index_20_Link" text:visited-style-name="Index_20_Link">2.2.2</text:a><text:a xlink:type="simple" xlink:href="#_Toc227175569" text:style-name="Index_20_Link" text:visited-style-name="Index_20_Link"><text:span text:style-name="T6"><text:tab/></text:span></text:a><text:a xlink:type="simple" xlink:href="#_Toc227175569" text:style-name="Index_20_Link" text:visited-style-name="Index_20_Link">3a Korisnik je uneo neispravan podatak</text:a><text:a xlink:type="simple" xlink:href="#_Toc227175569" text:style-name="Index_20_Link" text:visited-style-name="Index_20_Link"><text:span text:style-name="T7"><text:tab/>5</text:span></text:a></text:p>
          <text:p text:style-name="P3"><text:a xlink:type="simple" xlink:href="#_Toc227175570" text:style-name="Index_20_Link" text:visited-style-name="Index_20_Link">2.2.3</text:a><text:a xlink:type="simple" xlink:href="#_Toc227175570" text:style-name="Index_20_Link" text:visited-style-name="Index_20_Link"><text:span text:style-name="T6"><text:tab/></text:span></text:a><text:a xlink:type="simple" xlink:href="#_Toc227175570" text:style-name="Index_20_Link" text:visited-style-name="Index_20_Link">3b Korisnik sa tim korisničkim imenom već postoji</text:a><text:a xlink:type="simple" xlink:href="#_Toc227175570" text:style-name="Index_20_Link" text:visited-style-name="Index_20_Link"><text:span text:style-name="T7"><text:tab/>5</text:span></text:a></text:p>
          <text:p text:style-name="P2"><text:a xlink:type="simple" xlink:href="#_Toc227175571" text:style-name="Index_20_Link" text:visited-style-name="Index_20_Link">2.3</text:a><text:a xlink:type="simple" xlink:href="#_Toc227175571" text:style-name="Index_20_Link" text:visited-style-name="Index_20_Link"><text:span text:style-name="T6"><text:tab/></text:span></text:a><text:a xlink:type="simple" xlink:href="#_Toc227175571" text:style-name="Index_20_Link" text:visited-style-name="Index_20_Link">Posebni zahtevi</text:a><text:a xlink:type="simple" xlink:href="#_Toc227175571" text:style-name="Index_20_Link" text:visited-style-name="Index_20_Link"><text:span text:style-name="T7"><text:tab/>5</text:span></text:a></text:p>
          <text:p text:style-name="P2"><text:a xlink:type="simple" xlink:href="#_Toc227175572" text:style-name="Index_20_Link" text:visited-style-name="Index_20_Link">2.4</text:a><text:a xlink:type="simple" xlink:href="#_Toc227175572" text:style-name="Index_20_Link" text:visited-style-name="Index_20_Link"><text:span text:style-name="T6"><text:tab/></text:span></text:a><text:a xlink:type="simple" xlink:href="#_Toc227175572" text:style-name="Index_20_Link" text:visited-style-name="Index_20_Link">Preduslovi</text:a><text:a xlink:type="simple" xlink:href="#_Toc227175572" text:style-name="Index_20_Link" text:visited-style-name="Index_20_Link"><text:span text:style-name="T7"><text:tab/>5</text:span></text:a></text:p>
          <text:p text:style-name="P2"><text:a xlink:type="simple" xlink:href="#_Toc227175573" text:style-name="Index_20_Link" text:visited-style-name="Index_20_Link">2.5</text:a><text:a xlink:type="simple" xlink:href="#_Toc227175573" text:style-name="Index_20_Link" text:visited-style-name="Index_20_Link"><text:span text:style-name="T6"><text:tab/></text:span></text:a><text:a xlink:type="simple" xlink:href="#_Toc227175573" text:style-name="Index_20_Link" text:visited-style-name="Index_20_Link">Posledice</text:a><text:a xlink:type="simple" xlink:href="#_Toc227175573" text:style-name="Index_20_Link" text:visited-style-name="Index_20_Link"><text:span text:style-name="T7"><text:tab/>5</text:span></text:a></text:p>
          <text:p text:style-name="Standard"/>
        </text:index-body>
      </text:table-of-content>
      <text:p text:style-name="P32"/>
      <text:p text:style-name="P25"/>
      <text:h text:style-name="P8" text:outline-level="1"><text:bookmark-start text:name="_Toc227175560"/>Uvod<text:bookmark-end text:name="_Toc227175560"/></text:h>
      <text:h text:style-name="Heading_20_2" text:outline-level="2"><text:bookmark-start text:name="_Toc227175561"/>Rezime<text:bookmark-end text:name="_Toc227175561"/></text:h>
      <text:p text:style-name="Standard">Definisanje scenarija upotrebe pri <text:span text:style-name="T9">upisivanju časova i kontrolnih zadataka.</text:span></text:p>
      <text:h text:style-name="Heading_20_2" text:outline-level="2"><text:bookmark-start text:name="_Toc227175562"/>Namena dokumenta i ciljne grupe<text:bookmark-end text:name="_Toc227175562"/></text:h>
      <text:p text:style-name="Standard">Dokument će koristiti svi članovi projektnog tima u razvoju projekta i testiranju a može se koristiti i pri pisanju uputstva za upotrebu.</text:p>
      <text:h text:style-name="Heading_20_2" text:outline-level="2"><text:bookmark-start text:name="_Toc227175563"/>Reference<text:bookmark-end text:name="_Toc227175563"/></text:h>
      <text:p text:style-name="List_20_Paragraph">Projektni zadatak</text:p>
      <text:p text:style-name="List_20_Paragraph">Uputstvo za pisanje specifikacije scenarija upotrebe funkcionalnosti</text:p>
      <text:h text:style-name="Heading_20_2" text:outline-level="2"><text:bookmark-start text:name="_Toc227175564"/>Otvorena pitanja<text:bookmark-end text:name="_Toc227175564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7">R.Br.</text:p>
          </table:table-cell>
          <table:table-cell table:style-name="Table2.A1" office:value-type="string">
            <text:p text:style-name="P27">Opis</text:p>
          </table:table-cell>
          <table:table-cell table:style-name="Table2.A1" office:value-type="string">
            <text:p text:style-name="P27">Rešenje</text:p>
          </table:table-cell>
        </table:table-row>
        <table:table-row table:style-name="Table2.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</table:table>
      <text:p text:style-name="Standard"/>
      <text:h text:style-name="Heading_20_1" text:outline-level="1"><text:bookmark-start text:name="_Toc227175565"/>Scenario registracije korisnika<text:bookmark-end text:name="_Toc227175565"/></text:h>
      <text:h text:style-name="Heading_20_2" text:outline-level="2"><text:bookmark-start text:name="_Toc227175566"/>Kratak opis<text:bookmark-end text:name="_Toc227175566"/></text:h>
      <text:p text:style-name="Standard">Registracija direktora od strane administratora, ili registracija učenika ili nastavnika od strane direktora.</text:p>
      <text:h text:style-name="Heading_20_2" text:outline-level="2"><text:bookmark-start text:name="_Toc227175567"/>Tok događaja<text:bookmark-end text:name="_Toc227175567"/></text:h>
      <text:h text:style-name="P11" text:outline-level="3"><text:span text:style-name="T11"><text:s/>Upisivanje časov</text:span><text:span text:style-name="T12">a</text:span></text:h>
      <text:p text:style-name="P16">Nastavnik bira odeljenje, <text:span text:style-name="T11">datum</text:span> i predmet za koji želi da upiše čas</text:p>
      <text:p text:style-name="P16"><text:span text:style-name="T11">Sistem proverava podatke</text:span></text:p>
      <text:p text:style-name="P16"><text:span text:style-name="T11">Sistem prikazuje učenike odeljenja koje je izabrano, n</text:span>astavnik bira učenike <text:span text:style-name="T11">tog odeljenja </text:span>koji su odsutni</text:p>
      <text:p text:style-name="P17">Nastavnik piše sadržaj lekcije</text:p>
      <text:p text:style-name="P15">Nastavnik zahteva da se čas upiše</text:p>
      <text:p text:style-name="P14"><text:soft-page-break/><text:span text:style-name="T10">Čas je uspešno upisan, </text:span><text:span text:style-name="T11">vraćamo se na prethodnu stranicu</text:span><text:bookmark-start text:name="_Toc227175569"/><text:bookmark-end text:name="_Toc227175569"/></text:p>
      <text:p text:style-name="P14"/>
      <text:p text:style-name="P18">2a. Datum je neradni dan</text:p>
      <text:p text:style-name="P19"><text:s text:c="16"/>.1 Prikazuje se poruka nastavniku da datum nije u redu</text:p>
      <text:p text:style-name="P18"><text:s text:c="7"/>.2 Vraćamo se na korak 1</text:p>
      <text:h text:style-name="P12" text:outline-level="3"><text:s/>Upisivanje <text:span text:style-name="T11">kontrolnih testov</text:span><text:span text:style-name="T12">a</text:span></text:h>
      <text:list xml:id="list1718837502" text:style-name="L3">
        <text:list-item>
          <text:p text:style-name="P35">Nastavnik bira datum, predmet i odeljenje za koje upisuje kontrolni zadatak</text:p>
        </text:list-item>
        <text:list-item>
          <text:p text:style-name="P35">Sistem proverava podatke</text:p>
        </text:list-item>
        <text:list-item>
          <text:p text:style-name="P35">Nastavnik upisuje ocene ili nije izašao za svoje učenike</text:p>
        </text:list-item>
        <text:list-item>
          <text:p text:style-name="P35">Nastavnik zaheva <text:s/>da se kontrolni test upiše</text:p>
        </text:list-item>
        <text:list-item>
          <text:p text:style-name="P35">Nastavniku se prikazuje poruka o upisanom testu i eventualnim učenicima koji su počevši od ovog kontrolnog ušli u „kritičan broj propuštenih kontrolnih“ ili kritičan prosek ocena</text:p>
        </text:list-item>
      </text:list>
      <text:p text:style-name="P36">2a. Datum je neradni dan</text:p>
      <text:p text:style-name="P36"><text:tab/><text:tab/>.1 Prikazuje se poruka nastavniku da datum nije u redu</text:p>
      <text:p text:style-name="P36"><text:tab/><text:tab/>.2 Vraćamo se na korak 1</text:p>
      <text:p text:style-name="P34"/>
      <text:p text:style-name="P34"/>
      <text:h text:style-name="Heading_20_2" text:outline-level="2"><text:bookmark-start text:name="_Toc227175571"/>Posebni zahtevi<text:bookmark-end text:name="_Toc227175571"/></text:h>
      <text:p text:style-name="P37">Nema posebnih zahteva</text:p>
      <text:h text:style-name="Heading_20_2" text:outline-level="2"><text:s/><text:bookmark-start text:name="_Toc227175572"/>Preduslovi<text:bookmark-end text:name="_Toc227175572"/></text:h>
      <text:p text:style-name="P37">Korisnik mora biti ulogovan i da ima ulogu nastavnika.</text:p>
      <text:p text:style-name="P37">Predmeti moraju da budu definisani od strane administratora.</text:p>
      <text:p text:style-name="P37">Opciono, izborni predmeti moraju biti definisani od strane direktora</text:p>
      <text:p text:style-name="P37">Odeljenja moraju biti definisana od strane direktora.</text:p>
      <text:p text:style-name="P37">Učenici moraju biti upisani u odeljenje od strane direktora.</text:p>
      <text:p text:style-name="P37">Deo sistema za praćenje praznika mora da radi (eksterni API mora biti dostupan)</text:p>
      <text:h text:style-name="Heading_20_2" text:outline-level="2"><text:bookmark-start text:name="_Toc227175573"/>Posledice<text:bookmark-end text:name="_Toc227175573"/></text:h>
      <text:p text:style-name="P37">Podaci o ocenama i izostancima za specifičnog učenika se ažuriraju u bazi.</text:p>
      <text:p text:style-name="P37">Podaci o testovima i časovima se ažuriraju u baz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in" fo:margin-right="0in" fo:margin-top="0in" fo:margin-bottom="0.111in" style:contextual-spacing="false" fo:line-height="115%" fo:text-align="start" style:justify-single-word="false" fo:orphans="2" fo:widows="2" fo:hyphenation-ladder-count="no-limit" fo:text-indent="0in" style:auto-text-indent="false" style:writing-mode="lr-tb"/>
      <style:text-properties style:rfc-language-tag="sr-Latn-RS" fo:language="sr" fo:script="Latn" fo:country="R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left="0.4in" fo:margin-right="0in" fo:text-indent="0in" style:auto-text-indent="false"/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in" style:contextual-spacing="false" fo:line-height="108%" fo:hyphenation-ladder-count="no-limit"/>
      <style:text-properties fo:font-size="16pt" fo:language="en" fo:country="US" style:letter-kerning="false" style:font-size-asian="16pt" style:font-size-complex="16pt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outline-level-style>
      <text:outline-level-style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outline-level-style>
      <text:outline-level-style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outline-level-style>
      <text:outline-level-style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irektori</text:span></text:p>
        <text:p text:style-name="Header"/>
      </style:header>
      <style:footer>
        <text:p text:style-name="MP2"><text:page-number text:select-page="current">4</text:page-number>/<text:page-count style:num-format="1">5</text:page-count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</meta:initial-creator>
    <meta:editing-cycles>6</meta:editing-cycles>
    <meta:creation-date>2026-04-14T20:58:00</meta:creation-date>
    <dc:date>2026-04-16T01:28:58.298589842</dc:date>
    <meta:editing-duration>PT1H9M26S</meta:editing-duration>
    <meta:generator>LibreOffice/7.3.7.2$Linux_X86_64 LibreOffice_project/30$Build-2</meta:generator>
    <meta:document-statistic meta:table-count="2" meta:image-count="0" meta:object-count="0" meta:page-count="5" meta:paragraph-count="80" meta:word-count="435" meta:character-count="2786" meta:non-whitespace-character-count="2423"/>
    <meta:user-defined meta:name="AppVersion">16.0000</meta:user-defined>
    <meta:template xlink:type="simple" xlink:actuate="onRequest" xlink:title="Normal.dotm" xlink:href=""/>
  </office:meta>
</office:document-meta>
</file>